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input">
            <text:p>input</text:p>
          </table:table-cell>
          <table:table-cell table:style-name="pd1" office:value-type="string" office:value="output">
            <text:p>output</text:p>
          </table:table-cell>
          <table:table-cell table:style-name="pd1" office:value-type="string" office:value="reference">
            <text:p>reference</text:p>
          </table:table-cell>
          <table:table-cell table:style-name="pd1" office:value-type="string" office:value="判斷結果">
            <text:p>判斷結果</text:p>
          </table:table-cell>
          <table:table-cell table:style-name="pd1" office:value-type="string" office:value="解釋">
            <text:p>解釋</text:p>
          </table:table-cell>
        </table:table-row>
        <table:table-row>
          <table:table-cell office:value-type="string" office:value="艾菲爾鐵塔位於哪裡？ ">
            <text:p>艾菲爾鐵塔位於哪裡？ </text:p>
          </table:table-cell>
          <table:table-cell office:value-type="string" office:value="艾菲爾鐵塔位於法國巴黎。 ">
            <text:p>艾菲爾鐵塔位於法國巴黎。 </text:p>
          </table:table-cell>
          <table:table-cell office:value-type="string" office:value="艾菲爾鐵塔位於法國巴黎。它建於 1889 年，作為 1889 年世界博覽會的入口拱門。 ">
            <text:p>艾菲爾鐵塔位於法國巴黎。它建於 1889 年，作為 1889 年世界博覽會的入口拱門。 </text:p>
          </table:table-cell>
          <table:table-cell office:value-type="string" office:value="&quot;事實&quot;">
            <text:p>"事實"</text:p>
          </table:table-cell>
          <table:table-cell office:value-type="string" office:value="* [response] 的內容「艾菲爾鐵塔位於法國巴黎」與 [reference] 中的「艾菲爾鐵塔位於法國巴黎」完全一致。&#10;* [reference] 提供了艾菲爾鐵塔位於巴黎的事實資訊，[response] 正確地提取並回答了這個資訊。&#10;* 因此，[response] 的回答與 [reference] 中的事實相符，沒有任何不符之處。">
            <text:p>* [response] 的內容「艾菲爾鐵塔位於法國巴黎」與 [reference] 中的「艾菲爾鐵塔位於法國巴黎」完全一致。
* [reference] 提供了艾菲爾鐵塔位於巴黎的事實資訊，[response] 正確地提取並回答了這個資訊。
* 因此，[response] 的回答與 [reference] 中的事實相符，沒有任何不符之處。</text:p>
          </table:table-cell>
        </table:table-row>
        <table:table-row>
          <table:table-cell office:value-type="string" office:value="中國的長城有多長？ ">
            <text:p>中國的長城有多長？ </text:p>
          </table:table-cell>
          <table:table-cell office:value-type="string" office:value="中國的長城長約 13,171 英里（21,196 公里）。 ">
            <text:p>中國的長城長約 13,171 英里（21,196 公里）。 </text:p>
          </table:table-cell>
          <table:table-cell office:value-type="string" office:value="中國的長城長達 13,000 多英里。它是中國各個朝代歷經多個世紀而建造的，旨在抵禦遊牧民族的入侵。 ">
            <text:p>中國的長城長達 13,000 多英里。它是中國各個朝代歷經多個世紀而建造的，旨在抵禦遊牧民族的入侵。 </text:p>
          </table:table-cell>
          <table:table-cell office:value-type="string" office:value="&quot;事實&quot;">
            <text:p>"事實"</text:p>
          </table:table-cell>
          <table:table-cell office:value-type="string" office:value="* [response] 提供的長度 (13,171 英里 / 21,196 公里) 與 [reference] 中 “13,000 多英里” 的描述相符。&#10;* 13,171 英里可以被視為 “13,000 多英里” 的更精確的數值。&#10;* [response] 的回答與 [reference] 中的資訊一致，沒有明顯的矛盾或不符之處。">
            <text:p>* [response] 提供的長度 (13,171 英里 / 21,196 公里) 與 [reference] 中 “13,000 多英里” 的描述相符。
* 13,171 英里可以被視為 “13,000 多英里” 的更精確的數值。
* [response] 的回答與 [reference] 中的資訊一致，沒有明顯的矛盾或不符之處。</text:p>
          </table:table-cell>
        </table:table-row>
        <table:table-row>
          <table:table-cell office:value-type="string" office:value="最大的熱帶雨林是什麼？ ">
            <text:p>最大的熱帶雨林是什麼？ </text:p>
          </table:table-cell>
          <table:table-cell office:value-type="string" office:value="亞馬遜雨林是世界上最大的熱帶雨林。它是世界上動植物種類最多的家園。 ">
            <text:p>亞馬遜雨林是世界上最大的熱帶雨林。它是世界上動植物種類最多的家園。 </text:p>
          </table:table-cell>
          <table:table-cell office:value-type="string" office:value="亞馬遜雨林是世界上最大的熱帶雨林。它覆蓋了巴西西北部的大部分地區，並延伸到哥倫比亞、秘魯和其他南美國家。 ">
            <text:p>亞馬遜雨林是世界上最大的熱帶雨林。它覆蓋了巴西西北部的大部分地區，並延伸到哥倫比亞、秘魯和其他南美國家。 </text:p>
          </table:table-cell>
          <table:table-cell office:value-type="string" office:value="事實">
            <text:p>事實</text:p>
          </table:table-cell>
          <table:table-cell office:value-type="string" office:value="* [response]指出亞馬遜雨林是世界上最大的熱帶雨林，這與[reference]中「亞馬遜雨林是世界上最大的熱帶雨林」的陳述一致。&#10;* [response]提及亞馬遜雨林是動植物種類最多的家園，雖然[reference]沒有直接提及動植物種類，但[reference]描述了亞馬遜雨林覆蓋的廣大區域，暗示其生物多樣性，與[response]的說法相符。&#10;* 總體而言，[response]中的資訊與[reference]提供的資訊一致，沒有發現與事實不符之處。">
            <text:p>* [response]指出亞馬遜雨林是世界上最大的熱帶雨林，這與[reference]中「亞馬遜雨林是世界上最大的熱帶雨林」的陳述一致。
* [response]提及亞馬遜雨林是動植物種類最多的家園，雖然[reference]沒有直接提及動植物種類，但[reference]描述了亞馬遜雨林覆蓋的廣大區域，暗示其生物多樣性，與[response]的說法相符。
* 總體而言，[response]中的資訊與[reference]提供的資訊一致，沒有發現與事實不符之處。</text:p>
          </table:table-cell>
        </table:table-row>
        <table:table-row>
          <table:table-cell office:value-type="string" office:value="地球上最高的山是哪一座？ ">
            <text:p>地球上最高的山是哪一座？ </text:p>
          </table:table-cell>
          <table:table-cell office:value-type="string" office:value="珠穆朗瑪峰海拔 29,029 英尺（8,848 公尺），是地球上最高的山峰。 ">
            <text:p>珠穆朗瑪峰海拔 29,029 英尺（8,848 公尺），是地球上最高的山峰。 </text:p>
          </table:table-cell>
          <table:table-cell office:value-type="string" office:value="珠穆朗瑪峰是地球上最高的山峰。它位於喜馬拉雅山馬哈蘭古爾喜馬拉雅山脈，橫跨尼泊爾和西藏邊界。 ">
            <text:p>珠穆朗瑪峰是地球上最高的山峰。它位於喜馬拉雅山馬哈蘭古爾喜馬拉雅山脈，橫跨尼泊爾和西藏邊界。 </text:p>
          </table:table-cell>
          <table:table-cell office:value-type="string" office:value="&quot;事實&quot;">
            <text:p>"事實"</text:p>
          </table:table-cell>
          <table:table-cell office:value-type="string" office:value="* [response] 指出珠穆朗瑪峰是地球上最高的山峰，[reference] 也明確指出珠穆朗瑪峰是地球上最高的山峰，兩者一致。&#10;* [response] 提供了珠穆朗瑪峰的海拔高度（29,029 英尺/8,848 公尺），[reference] 雖然沒有直接提及具體高度，但與普遍認知的珠穆朗瑪峰高度相符，可以視為正確資訊。&#10;* [reference] 說明了珠穆朗瑪峰的位置，與[response]的回答相符，並未出現錯誤資訊。&#10;&#10;因此，[response] 的回答完全符合 [reference] 中的資訊，沒有與事實不符的地方。">
            <text:p>* [response] 指出珠穆朗瑪峰是地球上最高的山峰，[reference] 也明確指出珠穆朗瑪峰是地球上最高的山峰，兩者一致。
* [response] 提供了珠穆朗瑪峰的海拔高度（29,029 英尺/8,848 公尺），[reference] 雖然沒有直接提及具體高度，但與普遍認知的珠穆朗瑪峰高度相符，可以視為正確資訊。
* [reference] 說明了珠穆朗瑪峰的位置，與[response]的回答相符，並未出現錯誤資訊。

因此，[response] 的回答完全符合 [reference] 中的資訊，沒有與事實不符的地方。</text:p>
          </table:table-cell>
        </table:table-row>
        <table:table-row>
          <table:table-cell office:value-type="string" office:value="世界上最長的河流是什麼？ ">
            <text:p>世界上最長的河流是什麼？ </text:p>
          </table:table-cell>
          <table:table-cell office:value-type="string" office:value="尼羅河全長 6,650 公里（4,132 英里），是世界上最長的河流。 ">
            <text:p>尼羅河全長 6,650 公里（4,132 英里），是世界上最長的河流。 </text:p>
          </table:table-cell>
          <table:table-cell office:value-type="string" office:value="尼羅河是世界上最長的河流。它向北流經非洲東北部，從布隆迪最遠的源頭流入地中海，全長約 6,650 公里（4,132 英里）。 ">
            <text:p>尼羅河是世界上最長的河流。它向北流經非洲東北部，從布隆迪最遠的源頭流入地中海，全長約 6,650 公里（4,132 英里）。 </text:p>
          </table:table-cell>
          <table:table-cell office:value-type="string" office:value="&quot;事實&quot;">
            <text:p>"事實"</text:p>
          </table:table-cell>
          <table:table-cell office:value-type="string" office:value="*   [response] 指出尼羅河全長 6,650 公里（4,132 英里），而 [reference] 也明確指出尼羅河全長約 6,650 公里（4,132 英里）。&#10;*   兩者對於尼羅河長度的描述完全一致，且都指出尼羅河是世界上最長的河流。&#10;*   因此，[response] 的回答與 [reference] 的內容相符，沒有與事實不符的地方。">
            <text:p>*   [response] 指出尼羅河全長 6,650 公里（4,132 英里），而 [reference] 也明確指出尼羅河全長約 6,650 公里（4,132 英里）。
*   兩者對於尼羅河長度的描述完全一致，且都指出尼羅河是世界上最長的河流。
*   因此，[response] 的回答與 [reference] 的內容相符，沒有與事實不符的地方。</text:p>
          </table:table-cell>
        </table:table-row>
        <table:table-row>
          <table:table-cell office:value-type="string" office:value="蒙娜麗莎是誰畫的？ ">
            <text:p>蒙娜麗莎是誰畫的？ </text:p>
          </table:table-cell>
          <table:table-cell office:value-type="string" office:value="《蒙娜麗莎》是義大利文藝復興時期藝術家李奧納多·達文西的作品。 ">
            <text:p>《蒙娜麗莎》是義大利文藝復興時期藝術家李奧納多·達文西的作品。 </text:p>
          </table:table-cell>
          <table:table-cell office:value-type="string" office:value="《蒙娜麗莎》是李奧納多達文西畫的。它被認為是義大利文藝復興時期的典型傑作，並被描述為「世界上最著名、訪問量最大、被書寫最多、被傳頌最多、被模仿最多的藝術作品」。 ">
            <text:p>《蒙娜麗莎》是李奧納多達文西畫的。它被認為是義大利文藝復興時期的典型傑作，並被描述為「世界上最著名、訪問量最大、被書寫最多、被傳頌最多、被模仿最多的藝術作品」。 </text:p>
          </table:table-cell>
          <table:table-cell office:value-type="string" office:value="&quot;事實&quot;">
            <text:p>"事實"</text:p>
          </table:table-cell>
          <table:table-cell office:value-type="string" office:value="* [response] 指出《蒙娜麗莎》是李奧納多·達文西的作品，與 [reference] 中「《蒙娜麗莎》是李奧納多達文西畫的」的陳述一致。&#10;* [reference] 明確指出李奧納多·達文西是《蒙娜麗莎》的作者，因此 [response] 的回答與 [reference] 中的事實相符。">
            <text:p>* [response] 指出《蒙娜麗莎》是李奧納多·達文西的作品，與 [reference] 中「《蒙娜麗莎》是李奧納多達文西畫的」的陳述一致。
* [reference] 明確指出李奧納多·達文西是《蒙娜麗莎》的作者，因此 [response] 的回答與 [reference] 中的事實相符。</text:p>
          </table:table-cell>
        </table:table-row>
        <table:table-row>
          <table:table-cell office:value-type="string" office:value="人體有幾塊骨頭？ ">
            <text:p>人體有幾塊骨頭？ </text:p>
          </table:table-cell>
          <table:table-cell office:value-type="string" office:value="成年人的身體通常有 256 塊骨頭。 ">
            <text:p>成年人的身體通常有 256 塊骨頭。 </text:p>
          </table:table-cell>
          <table:table-cell office:value-type="string" office:value="人體有206塊骨頭。這些骨骼提供結構、保護器官、固定肌肉並儲存鈣。 ">
            <text:p>人體有206塊骨頭。這些骨骼提供結構、保護器官、固定肌肉並儲存鈣。 </text:p>
          </table:table-cell>
          <table:table-cell office:value-type="string" office:value="幻覺">
            <text:p>幻覺</text:p>
          </table:table-cell>
          <table:table-cell office:value-type="string" office:value="* [response] 回答成年人有 256 塊骨頭。&#10;* [reference] 明確指出人體有 206 塊骨頭。&#10;* 因此，[response] 的回答與 [reference] 提供的事實不符，屬於幻覺。">
            <text:p>* [response] 回答成年人有 256 塊骨頭。
* [reference] 明確指出人體有 206 塊骨頭。
* 因此，[response] 的回答與 [reference] 提供的事實不符，屬於幻覺。</text:p>
          </table:table-cell>
        </table:table-row>
        <table:table-row>
          <table:table-cell office:value-type="string" office:value="太陽系中最大的行星是哪一顆？ ">
            <text:p>太陽系中最大的行星是哪一顆？ </text:p>
          </table:table-cell>
          <table:table-cell office:value-type="string" office:value="木星是我們太陽系中最大的行星。 ">
            <text:p>木星是我們太陽系中最大的行星。 </text:p>
          </table:table-cell>
          <table:table-cell office:value-type="string" office:value="木星是我們太陽系中最大的行星。它是一顆氣態巨行星，質量是太陽系中所有其他行星質量總和的兩倍半以上。 ">
            <text:p>木星是我們太陽系中最大的行星。它是一顆氣態巨行星，質量是太陽系中所有其他行星質量總和的兩倍半以上。 </text:p>
          </table:table-cell>
          <table:table-cell office:value-type="string" office:value="&quot;事實&quot;">
            <text:p>"事實"</text:p>
          </table:table-cell>
          <table:table-cell office:value-type="string" office:value="* [response] 指出木星是太陽系中最大的行星。&#10;* [reference] 證實了木星是太陽系中最大的行星，並提供了支持性的細節，說明木星的質量遠大於其他行星的總和。&#10;* 因此，[response] 的回答與 [reference] 中的事實相符。">
            <text:p>* [response] 指出木星是太陽系中最大的行星。
* [reference] 證實了木星是太陽系中最大的行星，並提供了支持性的細節，說明木星的質量遠大於其他行星的總和。
* 因此，[response] 的回答與 [reference] 中的事實相符。</text:p>
          </table:table-cell>
        </table:table-row>
        <table:table-row>
          <table:table-cell office:value-type="string" office:value="《羅密歐與茱麗葉》是誰寫的？ ">
            <text:p>《羅密歐與茱麗葉》是誰寫的？ </text:p>
          </table:table-cell>
          <table:table-cell office:value-type="string" office:value="戲劇《羅密歐與茱麗葉》是威廉·莎士比亞創作的。 ">
            <text:p>戲劇《羅密歐與茱麗葉》是威廉·莎士比亞創作的。 </text:p>
          </table:table-cell>
          <table:table-cell office:value-type="string" office:value="威廉·莎士比亞寫了《羅密歐與茱麗葉》。這是一場關於兩個不幸的年輕戀人的悲劇，他們的死亡最終使他們不和的家庭和解。 ">
            <text:p>威廉·莎士比亞寫了《羅密歐與茱麗葉》。這是一場關於兩個不幸的年輕戀人的悲劇，他們的死亡最終使他們不和的家庭和解。 </text:p>
          </table:table-cell>
          <table:table-cell office:value-type="string" office:value="事實">
            <text:p>事實</text:p>
          </table:table-cell>
          <table:table-cell office:value-type="string" office:value="* [reference] 明確指出威廉·莎士比亞寫了《羅密歐與茱麗葉》。&#10;* [response] 的回答與 [reference] 的內容完全一致，確認了威廉·莎士比亞是《羅密歐與茱麗葉》的作者。&#10;* 因此，[response] 的回答是基於 [reference] 的事實，沒有任何不符之處。">
            <text:p>* [reference] 明確指出威廉·莎士比亞寫了《羅密歐與茱麗葉》。
* [response] 的回答與 [reference] 的內容完全一致，確認了威廉·莎士比亞是《羅密歐與茱麗葉》的作者。
* 因此，[response] 的回答是基於 [reference] 的事實，沒有任何不符之處。</text:p>
          </table:table-cell>
        </table:table-row>
        <table:table-row>
          <table:table-cell office:value-type="string" office:value="第一次登月是什麼時候發生的？ ">
            <text:p>第一次登月是什麼時候發生的？ </text:p>
          </table:table-cell>
          <table:table-cell office:value-type="string" office:value="第一次登月發生在 1969 年 7 月 20 日。 ">
            <text:p>第一次登月發生在 1969 年 7 月 20 日。 </text:p>
          </table:table-cell>
          <table:table-cell office:value-type="string" office:value="第一次登月發生在 1969 年。 1969 年 7 月 20 日，美國太空人尼爾阿姆斯壯和埃德溫「巴茲」奧爾德林作為阿波羅 11 號任務的一部分，成為第一批登陸月球的人類。 ">
            <text:p>第一次登月發生在 1969 年。 1969 年 7 月 20 日，美國太空人尼爾阿姆斯壯和埃德溫「巴茲」奧爾德林作為阿波羅 11 號任務的一部分，成為第一批登陸月球的人類。 </text:p>
          </table:table-cell>
          <table:table-cell office:value-type="string" office:value="&quot;事實&quot;">
            <text:p>"事實"</text:p>
          </table:table-cell>
          <table:table-cell office:value-type="string" office:value="* [response] 說「第一次登月發生在 1969 年 7 月 20 日。」&#10;* [reference] 說明「1969 年 7 月 20 日，美國太空人尼爾阿姆斯壯和埃德溫「巴茲」奧爾德林成為第一批登陸月球的人類。」&#10;* 因此，[response] 的內容與 [reference] 中的事實相符，沒有與事實不符的地方。">
            <text:p>* [response] 說「第一次登月發生在 1969 年 7 月 20 日。」
* [reference] 說明「1969 年 7 月 20 日，美國太空人尼爾阿姆斯壯和埃德溫「巴茲」奧爾德林成為第一批登陸月球的人類。」
* 因此，[response] 的內容與 [reference] 中的事實相符，沒有與事實不符的地方。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